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46"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7"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50"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59"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66"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68"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70"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74"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87"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89"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94"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98"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205"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206"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211"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212"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213"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style:style style:name="T62" style:family="text">
      <style:text-properties officeooo:rsid="00864f81"/>
    </style:style>
    <style:style style:name="T63" style:family="text">
      <style:text-properties officeooo:rsid="0089c027"/>
    </style:style>
    <style:style style:name="T64" style:family="text">
      <style:text-properties officeooo:rsid="008a4c46"/>
    </style:style>
    <style:style style:name="T65" style:family="text">
      <style:text-properties officeooo:rsid="008da961"/>
    </style:style>
    <style:style style:name="T66" style:family="text">
      <style:text-properties officeooo:rsid="0090f5dd"/>
    </style:style>
    <style:style style:name="T67" style:family="text">
      <style:text-properties officeooo:rsid="0095a138"/>
    </style:style>
    <style:style style:name="T68" style:family="text">
      <style:text-properties officeooo:rsid="00962910"/>
    </style:style>
    <style:style style:name="T69" style:family="text">
      <style:text-properties officeooo:rsid="0096b0ca"/>
    </style:style>
    <style:style style:name="T70" style:family="text">
      <style:text-properties officeooo:rsid="009b000e"/>
    </style:style>
    <style:style style:name="T71" style:family="text">
      <style:text-properties officeooo:rsid="009c5a9e"/>
    </style:style>
    <style:style style:name="T72" style:family="text">
      <style:text-properties officeooo:rsid="009fb332"/>
    </style:style>
    <style:style style:name="T73" style:family="text">
      <style:text-properties officeooo:rsid="00a33b8f"/>
    </style:style>
    <style:style style:name="T74" style:family="text">
      <style:text-properties officeooo:rsid="00a96232"/>
    </style:style>
    <style:style style:name="T75" style:family="text">
      <style:text-properties officeooo:rsid="00ae2557"/>
    </style:style>
    <style:style style:name="T76" style:family="text">
      <style:text-properties officeooo:rsid="00b3e54f"/>
    </style:style>
    <style:style style:name="T77" style:family="text">
      <style:text-properties officeooo:rsid="00bb58c8"/>
    </style:style>
    <style:style style:name="T78" style:family="text">
      <style:text-properties officeooo:rsid="00bcfc0c"/>
    </style:style>
    <style:style style:name="T79" style:family="text">
      <style:text-properties officeooo:rsid="00bf50ac"/>
    </style:style>
    <style:style style:name="T80" style:family="text">
      <style:text-properties officeooo:rsid="00c494e6"/>
    </style:style>
    <style:style style:name="T81" style:family="text">
      <style:text-properties officeooo:rsid="00d2d5a2"/>
    </style:style>
    <style:style style:name="T82" style:family="text">
      <style:text-properties officeooo:rsid="00d3f763"/>
    </style:style>
    <style:style style:name="T83" style:family="text">
      <style:text-properties officeooo:rsid="00d6f21a"/>
    </style:style>
    <style:style style:name="T84" style:family="text">
      <style:text-properties officeooo:rsid="00d95464"/>
    </style:style>
    <style:style style:name="T85" style:family="text">
      <style:text-properties officeooo:rsid="00db61aa"/>
    </style:style>
    <style:style style:name="T86" style:family="text">
      <style:text-properties officeooo:rsid="00de3705"/>
    </style:style>
    <style:style style:name="T87" style:family="text">
      <style:text-properties officeooo:rsid="00e7e92c"/>
    </style:style>
    <style:style style:name="T88" style:family="text">
      <style:text-properties officeooo:rsid="00f1c3cc"/>
    </style:style>
    <style:style style:name="T89" style:family="text">
      <style:text-properties officeooo:rsid="00f95208"/>
    </style:style>
    <style:style style:name="T90" style:family="text">
      <style:text-properties officeooo:rsid="00f9bce7"/>
    </style:style>
    <style:style style:name="T91" style:family="text">
      <style:text-properties officeooo:rsid="00fb5655"/>
    </style:style>
    <style:style style:name="T92" style:family="text">
      <style:text-properties officeooo:rsid="00fd1005"/>
    </style:style>
    <style:style style:name="T93" style:family="text">
      <style:text-properties officeooo:rsid="00fe7d08"/>
    </style:style>
    <style:style style:name="T94" style:family="text">
      <style:text-properties officeooo:rsid="0104f1e8"/>
    </style:style>
    <style:style style:name="T95" style:family="text">
      <style:text-properties officeooo:rsid="0106567d"/>
    </style:style>
    <style:style style:name="T96" style:family="text">
      <style:text-properties officeooo:rsid="010d7783"/>
    </style:style>
    <style:style style:name="T97" style:family="text">
      <style:text-properties officeooo:rsid="010f6cb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0"><text:soft-page-break/>Мечты</text:p>
      <text:p text:style-name="P140"/>
      <text:p text:style-name="P141"><text:tab/><text:span text:style-name="T9">Мечты — это будущая реальность.</text:span> Вчерашние мечты часто становятся реальностью завтра.</text:p>
      <text:p text:style-name="P141"/>
      <text:p text:style-name="P142"><text:tab/><text:span text:style-name="T9">Практичный мечтатель.</text:span> Будь практичным мечтателем, то есть подкрепляй свои мечты действиями.</text:p>
      <text:p text:style-name="P142"/>
      <text:p text:style-name="P143"><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4">е</text:span> маленького помещения в подвале. <text:span text:style-name="T62">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43"/>
      <text:p text:style-name="P144"><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44"/>
      <text:p text:style-name="P145"><text:tab/><text:span text:style-name="T9">Как поверить в мечту.</text:span> Чтобы поверить в мечту, надо представить, что она начала осуществляться прямо сейча<text:span text:style-name="T63">с</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text:soft-page-break/>Духовность</text:p>
      <text:p text:style-name="P147"/>
      <text:p text:style-name="P146"><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65">о</text:span>гда не бывает спонтанным.</text:p>
      <text:p text:style-name="P142"/>
      <text:p text:style-name="P148"><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6">ж</text:span>ным и нигде никогда не задерживаться.</text:p>
      <text:p text:style-name="P148"/>
      <text:p text:style-name="P149"><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49"/>
      <text:p text:style-name="P150"><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50"/>
      <text:p text:style-name="P151"><text:tab/><text:span text:style-name="T9">О постижении Божественного внутри себя. </text:span>Божественное — это начало или нет, но я чу<text:span text:style-name="T68">в</text:span>ствую внутри себя огромную силу, скрытую внутри меня м<text:span text:style-name="T68">о</text:span>щь, что-то динамичное. Это чувство не поддается описанию, и его ни чем нельзя сравнить. <text:span text:style-name="T67">Это что-то вроде сильных эмоций, вызванных верой, только намного сильнее.</text:span></text:p>
      <text:p text:style-name="P151"/>
      <text:p text:style-name="P152"><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52"/>
      <text:p text:style-name="P152"><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69">Действительно, мы работаем над этим просто уже тем, что живем.</text:span></text:p>
      <text:p text:style-name="P152"/>
      <text:p text:style-name="P153"><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53"/>
      <text:p text:style-name="P154"><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0">Если спросите меня, что я буду делать на небесах, то отвечу </text:span><text:soft-page-break/><text:span text:style-name="T70">следующее: «Зачем думать о том, что так далеко, когда так много всего в этой жизни, чего я еще не знаю?»</text:span></text:p>
      <text:p text:style-name="P154"/>
      <text:p text:style-name="P155"><text:tab/><text:span text:style-name="T9">Четыре вопроса о существовании Бога:</text:span></text:p>
      <text:list xml:id="list764093362770303222" text:style-name="L18">
        <text:list-item>
          <text:p text:style-name="P156">знаем ли мы, что Бог существует?</text:p>
        </text:list-item>
        <text:list-item>
          <text:p text:style-name="P156">откуда мы знаем, что Бог существует?</text:p>
        </text:list-item>
        <text:list-item>
          <text:p text:style-name="P156">что мы имеем в виду под существованием Бога?</text:p>
        </text:list-item>
        <text:list-item>
          <text:p text:style-name="P156">есть ли у нас представление о Боге?</text:p>
        </text:list-item>
      </text:list>
      <text:p text:style-name="P157"/>
      <text:p text:style-name="P157"><text:tab/><text:span text:style-name="T9">О вере в Бога.</text:span> Если быть откровенным, то я не верю в Бога. Если Бог и существует, то Он внутри нас. <text:span text:style-name="T71">Бога не просят дать что-нибудь, так как Бог существует для внутреннего развития.</text:span></text:p>
      <text:p text:style-name="P157"/>
      <text:p text:style-name="P158"><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58"/>
      <text:p text:style-name="P159"><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2">о</text:span> не стали бы воевать по столь глупой причине.</text:p>
      <text:p text:style-name="P162"/>
      <text:p text:style-name="P160"><text:tab/><text:span text:style-name="T9">Проблема религии.</text:span> Источник бед любой религии — это связывать причину с догмами, правилами и предубеждениями.</text:p>
      <text:p text:style-name="P160"/>
      <text:p text:style-name="P161"><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61"/>
      <text:p text:style-name="P161"><text:tab/><text:span text:style-name="T9">Стадание закаляет дух.</text:span> Счасть благотворно воздействует на тело, а страдание делает сильнее дух.</text:p>
      <text:p text:style-name="P161"/>
      <text:p text:style-name="P162"><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62"/>
      <text:p text:style-name="P162"><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3">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62"/>
      <text:p text:style-name="P163"><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63"/>
      <text:p text:style-name="P164"><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64"/>
      <text:p text:style-name="P164"><text:tab/><text:span text:style-name="T9">Внутри себя надо все сводить до минимума. </text:span><text:span text:style-name="T74">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64"/>
      <text:p text:style-name="P165"><text:tab/><text:span text:style-name="T9">Дух не имеет формы выражения.</text:span> <text:span text:style-name="T75">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65"/>
      <text:p text:style-name="P166"><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76">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7"><text:soft-page-break/>Часть 3</text:p>
      <text:p text:style-name="P167">О жизни</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8"><text:soft-page-break/>Здоровье</text:p>
      <text:p text:style-name="P168"/>
      <text:p text:style-name="P169"><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69"/>
      <text:p text:style-name="P169"><text:tab/><text:span text:style-name="T9">О радости физических упражнений. </text:span><text:span text:style-name="T77">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69"/>
      <text:p text:style-name="P170"><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70"/>
      <text:p text:style-name="P171"><text:tab/><text:span text:style-name="T9">О питании. </text:span><text:span text:style-name="T78">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71"/>
      <text:p text:style-name="P172"><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72"/>
      <text:p text:style-name="P173"><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79">х</text:span>одит из строя.</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4"><text:soft-page-break/>Ухаживание</text:p>
      <text:p text:style-name="P174"/>
      <text:p text:style-name="P175"><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75"/>
      <text:p text:style-name="P176"><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0">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Любовь</text:p>
      <text:p text:style-name="P178"/>
      <text:p text:style-name="P177"><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77"/>
      <text:p text:style-name="P179"><text:tab/><text:span text:style-name="T9">Нельзя разлюбить. </text:span>Если не отвечать взаимностью на чье-либо чувство, то оно пройдет, смягчит и очистит сердце.</text:p>
      <text:p text:style-name="P179"/>
      <text:p text:style-name="P180"><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80"/>
      <text:p text:style-name="P181"><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81"/>
      <text:p text:style-name="P182"><text:tab/><text:span text:style-name="T9">Любовь и эго. </text:span>Любовь — это эгоизм двоих.</text:p>
      <text:p text:style-name="P182"/>
      <text:p text:style-name="P182"><text:tab/><text:span text:style-name="T9">Вопрос. </text:span>Меня любят?</text:p>
      <text:p text:style-name="P182"/>
      <text:p text:style-name="P183"><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83"/>
      <text:p text:style-name="P184"><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84"/>
      <text:p text:style-name="P185"><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6"/>
      <text:p text:style-name="P187"><text:soft-page-break/>Семейная жизнь</text:p>
      <text:p text:style-name="P187"/>
      <text:p text:style-name="P188"><text:tab/><text:span text:style-name="T9">Семейная жизнь — это дружба. </text:span>Семейная жизнь — это дружба, сотрудничество, основной которому становится обычная жизнь.</text:p>
      <text:p text:style-name="P188"/>
      <text:p text:style-name="P188"><text:tab/><text:span text:style-name="T9">Семейная жизнь — это забота о детях.</text:span> Семейная жизнь — это забота о детях, то есть ухаживать за ними во время болезни, уч<text:span text:style-name="T81">и</text:span>ть их тому, как надо вести себя, беспокоиться о них и <text:span text:style-name="T82">гор</text:span>диться ими.</text:p>
      <text:p text:style-name="P188"/>
      <text:p text:style-name="P189"><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89"/>
      <text:p text:style-name="P190"><text:tab/><text:span text:style-name="T9">Семья будет прочной, если строится на событиях повседневной жизни.</text:span> <text:span text:style-name="T83">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90"/>
      <text:p text:style-name="P191"><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84">л</text:span>ого. Надо стараться быть одной семьей, так как соединенные вместе две половинки приносят больше пользы, чем по отдельности!</text:p>
      <text:p text:style-name="P191"/>
      <text:p text:style-name="P192"><text:tab/><text:span text:style-name="T9">Любить и не ставить условий.</text:span> <text:span text:style-name="T85">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92"/>
      <text:p text:style-name="P193"><text:tab/><text:span text:style-name="T9">Важно подтверждать свою любовь.</text:span> Мне хочется поблагодарить очень важного человека. Его главные <text:span text:style-name="T86">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93"/>
      <text:p text:style-name="P193"/>
      <text:p text:style-name="P193"/>
      <text:p text:style-name="P194"><text:soft-page-break/>О воспитании детей</text:p>
      <text:p text:style-name="P194"/>
      <text:p text:style-name="P195"><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95"/>
      <text:p text:style-name="P195"><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95"/>
      <text:p text:style-name="P196"><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87">стараясь не задеть из чувства. Надо говорить то, что надо сказать в такой ситуации, и не думать, понравиться им это или нет.</text:span></text:p>
      <text:p text:style-name="P196"/>
      <text:p text:style-name="P197"><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8"><text:soft-page-break/>Образование</text:p>
      <text:p text:style-name="P198"/>
      <text:p text:style-name="P199"><text:tab/><text:span text:style-name="T9">Образование и творчество.</text:span> Какая польза в образовании, если ты не умен? Если ты не проявляешь творческого подхода?</text:p>
      <text:p text:style-name="P199"/>
      <text:p text:style-name="P200"><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200"/>
      <text:p text:style-name="P201"><text:tab/><text:span text:style-name="T9">Ценность самообразования.</text:span> Благодаря самоообразованию получаются великие люди.</text:p>
      <text:p text:style-name="P201"/>
      <text:p text:style-name="P202"><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202"/>
      <text:p text:style-name="P203"><text:tab/><text:span text:style-name="T9">Образование не должно быть формальным. </text:span><text:span text:style-name="T88">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203"/>
      <text:p text:style-name="P204"><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6"><text:soft-page-break/>Обучение</text:p>
      <text:p text:style-name="P206"/>
      <text:p text:style-name="P205"><text:span text:style-name="T9"><text:tab/>Обучение требует чуткости и гибкости. </text:span>Прежде всего учитель не должен зависеть ни от какого метода обучения и предвра<text:span text:style-name="T89">щ</text:span>ать уроки в рутинное выполнение упражнений. <text:span text:style-name="T90">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205"/>
      <text:p text:style-name="P207"><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1">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207"/>
      <text:p text:style-name="P208"><text:span text:style-name="T9"><text:tab/>Учитель не должен превращать процесс обучения в рутину. </text:span><text:span text:style-name="T92">Хороший учитель не превращает процесс обучения в рутину. Он не должен навязывать своим ученикам безжизненные формы.</text:span></text:p>
      <text:p text:style-name="P208"/>
      <text:p text:style-name="P209"><text:span text:style-name="T9"><text:tab/>Самое трудное в жизни — это учить.</text:span> <text:span text:style-name="T93">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209"/>
      <text:p text:style-name="P210"><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210"/>
      <text:p text:style-name="P211"><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211"/>
      <text:p text:style-name="P219"><text:tab/>Шесть основных принципов обучения:</text:p>
      <text:list xml:id="list4908010605318946845" text:style-name="L19">
        <text:list-item>
          <text:p text:style-name="P212">мотивировать учеников;</text:p>
        </text:list-item>
        <text:list-item>
          <text:p text:style-name="P212">поддерживать внимание учеников;</text:p>
        </text:list-item>
        <text:list-item>
          <text:p text:style-name="P212"><text:soft-page-break/>ставить на первое место умственную активность (обсуждение, вопросы, лекции);</text:p>
        </text:list-item>
        <text:list-item>
          <text:p text:style-name="P213">четко обрисовывать картину того, что надо учить;</text:p>
        </text:list-item>
        <text:list-item>
          <text:p text:style-name="P213">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213">повторять пять предшествующих этапов, пока ученики это не выучат.</text:p>
        </text:list-item>
      </text:list>
      <text:p text:style-name="P214"/>
      <text:p text:style-name="P214"><text:tab/><text:span text:style-name="T9">Необходимо жвалить учеников.</text:span> Похвала, несомненно, <text:span text:style-name="T94">вызывает желание к совершенствованию своих навыков. Будьте щедрыми и честными в своей оценке.</text:span></text:p>
      <text:p text:style-name="P214"/>
      <text:p text:style-name="P215"><text:tab/><text:span text:style-name="T9">Учить — значит выстраивать открытые отношения. </text:span><text:span text:style-name="T95">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215"/>
      <text:p text:style-name="P21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216"/>
      <text:p text:style-name="P21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96">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217"/>
      <text:p text:style-name="P21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97">К сожалению, многие из них второсортные художники, но в основном же они конформист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5:09:51.140509230</dc:date>
    <meta:editing-duration>PT9H30M8S</meta:editing-duration>
    <meta:editing-cycles>214</meta:editing-cycles>
    <meta:generator>LibreOffice/5.1.6.2$Linux_X86_64 LibreOffice_project/10m0$Build-2</meta:generator>
    <meta:document-statistic meta:table-count="0" meta:image-count="0" meta:object-count="0" meta:page-count="66" meta:paragraph-count="586" meta:word-count="13664" meta:character-count="94876" meta:non-whitespace-character-count="81239"/>
  </office:meta>
</office:document-meta>
</file>